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6.782cm" fo:min-width="23.63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858cm" fo:min-width="17.708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6cm" fo:min-width="0.3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4cm" fo:min-width="0.4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35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3.894cm" fo:min-width="20.64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7.8cm" svg:x="2.35cm" svg:y="1.75cm">
          <text:p/>
          <draw:enhanced-geometry svg:viewBox="0 0 21600 21600" draw:path-stretchpoint-x="10800" draw:path-stretchpoint-y="10800" draw:text-areas="?f3 ?f4 ?f5 ?f6" draw:type="round-rectangle" draw:modifiers="1374.91571910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3cm" svg:height="11.2cm" svg:x="5.2cm" svg:y="3.85cm">
          <text:p/>
          <draw:enhanced-geometry svg:viewBox="0 0 21600 21600" draw:path-stretchpoint-x="10800" draw:path-stretchpoint-y="10800" draw:text-areas="?f3 ?f4 ?f5 ?f6" draw:type="round-rectangle" draw:modifiers="1536.934202303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4.45cm" svg:y="1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4.7cm" svg:y="16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cm" svg:height="1cm" svg:x="5.75cm" svg:y="1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6cm" svg:y="16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cm" svg:height="1cm" svg:x="7.45cm" svg:y="1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7.7cm" svg:y="16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cm" svg:height="1cm" svg:x="4.5cm" svg:y="1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4.75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cm" svg:height="1cm" svg:x="6cm" svg:y="1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6.25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cm" svg:height="1cm" svg:x="7.75cm" svg:y="1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8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1.2cm" svg:height="1.2cm" svg:x="9.3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6cm" svg:height="0.6cm" svg:x="9.6cm" svg:y="1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1.2cm" svg:height="1.2cm" svg:x="11.05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6cm" svg:height="0.6cm" svg:x="11.35cm" svg:y="1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1.4cm" svg:height="1.4cm" svg:x="23.75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1.2cm" svg:height="1.2cm" svg:x="23.85cm" svg:y="1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21.8cm" svg:height="14.8cm" svg:x="3.9cm" svg:y="3.25cm">
          <text:p/>
          <draw:enhanced-geometry svg:viewBox="0 0 21600 21600" draw:path-stretchpoint-x="10800" draw:path-stretchpoint-y="10800" draw:text-areas="?f3 ?f4 ?f5 ?f6" draw:type="round-rectangle" draw:modifiers="1374.91571910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19:30:38.796000000</meta:creation-date>
    <dc:date>2022-04-09T22:16:33.955000000</dc:date>
    <meta:editing-duration>PT7H24M38S</meta:editing-duration>
    <meta:editing-cycles>4</meta:editing-cycles>
    <meta:generator>LibreOffice/7.2.3.2$Windows_X86_64 LibreOffice_project/d166454616c1632304285822f9c83ce2e660fd92</meta:generator>
    <meta:print-date>2022-04-09T10:09:17.485000000</meta:print-date>
    <meta:document-statistic meta:object-count="21"/>
  </office:meta>
</office:document-meta>
</file>